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0" style:family="table">
      <style:table-properties style:width="6.6806in" fo:margin-left="-0.0243in" fo:break-before="auto" fo:break-after="auto" table:align="left"/>
    </style:style>
    <style:style style:name="Table10.A" style:family="table-column">
      <style:table-column-properties style:column-width="4.5in"/>
    </style:style>
    <style:style style:name="Table10.B" style:family="table-column">
      <style:table-column-properties style:column-width="1in"/>
    </style:style>
    <style:style style:name="Table10.C" style:family="table-column">
      <style:table-column-properties style:column-width="1.1806in"/>
    </style:style>
    <style:style style:name="Table10.1" style:family="table-row">
      <style:table-row-properties style:row-height="0.3542in"/>
    </style:style>
    <style:style style:name="Table10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0.2" style:family="table-row">
      <style:table-row-properties style:min-row-height="0.3201in" fo:keep-together="auto"/>
    </style:style>
    <style:style style:name="Table10.A2" style:family="table-cell">
      <style:table-cell-properties style:vertical-align="middle" fo:padding="0.0403in" fo:border="none"/>
    </style:style>
    <style:style style:name="Table10.B2" style:family="table-cell">
      <style:table-cell-properties style:vertical-align="middle" fo:padding="0.0403in" fo:border="none"/>
    </style:style>
    <style:style style:name="Table10.C2" style:family="table-cell">
      <style:table-cell-properties style:vertical-align="middle" fo:padding="0.0403in" fo:border="none"/>
    </style:style>
    <style:style style:name="Table1" style:family="table">
      <style:table-properties style:width="6.5653in" fo:margin-left="0.0458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2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7bc2e" fo:background-color="#666666" style:font-size-asian="12pt" style:font-weight-asian="bold" style:font-size-complex="12pt" style:font-weight-complex="bold"/>
    </style:style>
    <style:style style:name="P3" style:family="paragraph" style:parent-style-name="Normal">
      <style:paragraph-properties fo:text-align="center" style:justify-single-word="false" fo:break-before="page"/>
      <style:text-properties style:font-name="Times New Roman" officeooo:paragraph-rsid="0027bc2e"/>
    </style:style>
    <style:style style:name="P4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7bc2e"/>
    </style:style>
    <style:style style:name="P5" style:family="paragraph" style:parent-style-name="Normal">
      <style:paragraph-properties fo:line-height="100%" fo:text-align="center" style:justify-single-word="false" fo:break-before="page"/>
      <style:text-properties officeooo:paragraph-rsid="005ad170"/>
    </style:style>
    <style:style style:name="P6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7bc2e" fo:background-color="#666666" style:font-size-asian="12pt" style:font-weight-asian="bold" style:font-size-complex="12pt" style:font-weight-complex="bold"/>
    </style:style>
    <style:style style:name="P7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e6f1e"/>
    </style:style>
    <style:style style:name="P8" style:family="paragraph" style:parent-style-name="Standard">
      <style:text-properties style:font-name="Times New Roman"/>
    </style:style>
    <style:style style:name="P9" style:family="paragraph" style:parent-style-name="Standard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style:font-size-asian="24pt" style:font-weight-asian="bold" style:font-size-complex="24pt" style:font-weight-complex="bold"/>
    </style:style>
    <style:style style:name="P10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7bc2e"/>
    </style:style>
    <style:style style:name="P11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446569"/>
    </style:style>
    <style:style style:name="P12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13" style:family="paragraph" style:parent-style-name="Table_20_Contents">
      <style:text-properties style:font-name="Times New Roman" officeooo:rsid="003c9d6c" officeooo:paragraph-rsid="0027bc2e" fo:background-color="#ffffff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fb73b" fo:background-color="#ffffff"/>
    </style:style>
    <style:style style:name="P15" style:family="paragraph" style:parent-style-name="Table_20_Contents">
      <style:text-properties style:font-name="Times New Roman" officeooo:paragraph-rsid="0027bc2e"/>
    </style:style>
    <style:style style:name="P16" style:family="paragraph" style:parent-style-name="Table_20_Contents">
      <style:text-properties style:font-name="Times New Roman" officeooo:rsid="003c9d6c" officeooo:paragraph-rsid="0027bc2e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 officeooo:rsid="003c9d6c" officeooo:paragraph-rsid="0027bc2e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officeooo:paragraph-rsid="0027bc2e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officeooo:paragraph-rsid="002e2b3b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 fo:font-size="12pt" officeooo:rsid="0036ad29" officeooo:paragraph-rsid="0041ed07"/>
    </style:style>
    <style:style style:name="P22" style:family="paragraph" style:parent-style-name="Table_20_Contents">
      <style:paragraph-properties fo:text-align="justify" style:justify-single-word="false"/>
      <style:text-properties style:font-name="Times New Roman" fo:font-size="12pt" officeooo:paragraph-rsid="003808cc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officeooo:paragraph-rsid="003fb73b"/>
    </style:style>
    <style:style style:name="P24" style:family="paragraph" style:parent-style-name="Table_20_Contents">
      <style:paragraph-properties fo:text-align="justify" style:justify-single-word="false"/>
      <style:text-properties style:font-name="Times New Roman" officeooo:paragraph-rsid="00404e94"/>
    </style:style>
    <style:style style:name="P25" style:family="paragraph" style:parent-style-name="Table_20_Contents">
      <style:paragraph-properties fo:text-align="justify" style:justify-single-word="false"/>
      <style:text-properties style:font-name="Times New Roman" officeooo:paragraph-rsid="003808cc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officeooo:paragraph-rsid="0027bc2e"/>
    </style:style>
    <style:style style:name="P27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fb73b" style:font-size-asian="9pt" style:font-weight-asian="normal" style:font-size-complex="9pt" style:font-weight-complex="normal"/>
    </style:style>
    <style:style style:name="P28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3a9bf0"/>
    </style:style>
    <style:style style:name="P29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fb73b" style:font-size-asian="9pt" style:font-weight-asian="normal" style:font-size-complex="9pt" style:font-weight-complex="normal"/>
    </style:style>
    <style:style style:name="P30" style:family="paragraph" style:parent-style-name="Standard">
      <style:text-properties fo:font-variant="small-caps" fo:color="#999999" style:text-position="0% 100%" style:font-name="Times New Roman" fo:font-size="12pt" fo:text-shadow="none" fo:font-weight="bold" officeooo:rsid="003aeae7" officeooo:paragraph-rsid="00464a5b" style:font-size-asian="24pt" style:font-weight-asian="bold" style:font-size-complex="24pt" style:font-weight-complex="bold"/>
    </style:style>
    <style:style style:name="P31" style:family="paragraph" style:parent-style-name="Standard">
      <style:text-properties style:font-name="Times New Roman" officeooo:paragraph-rsid="00464a5b"/>
    </style:style>
    <style:style style:name="P32" style:family="paragraph" style:parent-style-name="Standard">
      <style:text-properties officeooo:paragraph-rsid="00464a5b"/>
    </style:style>
    <style:style style:name="P33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464a5b" style:font-size-asian="9pt" style:font-weight-asian="normal" style:font-size-complex="9pt" style:font-weight-complex="normal"/>
    </style:style>
    <style:style style:name="P34" style:family="paragraph" style:parent-style-name="Table_20_Contents">
      <style:text-properties style:font-name="FreeMono" fo:font-size="9pt" officeooo:paragraph-rsid="00464a5b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464a5b" fo:background-color="#ffffff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officeooo:paragraph-rsid="00464a5b"/>
    </style:style>
    <style:style style:name="P37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464a5b"/>
    </style:style>
    <style:style style:name="P38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464a5b" style:font-size-asian="9pt" style:font-weight-asian="normal" style:font-size-complex="9pt" style:font-weight-complex="normal"/>
    </style:style>
    <style:style style:name="T1" style:family="text">
      <style:text-properties fo:color="#000000" officeooo:rsid="002e2b3b"/>
    </style:style>
    <style:style style:name="T2" style:family="text">
      <style:text-properties fo:color="#000000" style:text-underline-style="none" officeooo:rsid="00fb804d" fo:background-color="#ffffff" loext:char-shading-value="0"/>
    </style:style>
    <style:style style:name="T3" style:family="text">
      <style:text-properties fo:color="#000000" style:text-underline-style="none" officeooo:rsid="006bbc5a" fo:background-color="#ffffff" loext:char-shading-value="0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0c2e18" fo:background-color="#ffffff" loext:char-shading-value="0"/>
    </style:style>
    <style:style style:name="T6" style:family="text">
      <style:text-properties fo:color="#000000" style:text-underline-style="none" officeooo:rsid="000ed385" fo:background-color="#ffffff" loext:char-shading-value="0"/>
    </style:style>
    <style:style style:name="T7" style:family="text">
      <style:text-properties fo:color="#000000" style:text-underline-style="none" officeooo:rsid="000b0c15" fo:background-color="#ffffff" loext:char-shading-value="0"/>
    </style:style>
    <style:style style:name="T8" style:family="text">
      <style:text-properties fo:color="#000000" style:text-underline-style="none" officeooo:rsid="000da3fd" fo:background-color="#ffffff" loext:char-shading-value="0"/>
    </style:style>
    <style:style style:name="T9" style:family="text">
      <style:text-properties fo:color="#000000" style:text-underline-style="none" officeooo:rsid="0010acf2" fo:background-color="#ffffff" loext:char-shading-value="0"/>
    </style:style>
    <style:style style:name="T10" style:family="text">
      <style:text-properties fo:color="#000000" style:text-underline-style="none" officeooo:rsid="00125cb7" fo:background-color="#ffffff" loext:char-shading-value="0"/>
    </style:style>
    <style:style style:name="T11" style:family="text">
      <style:text-properties fo:color="#000000" style:text-underline-style="none" officeooo:rsid="003671d6" fo:background-color="#ffffff" loext:char-shading-value="0"/>
    </style:style>
    <style:style style:name="T12" style:family="text">
      <style:text-properties fo:color="#000000" officeooo:rsid="00ddbb8b"/>
    </style:style>
    <style:style style:name="T13" style:family="text">
      <style:text-properties officeooo:rsid="003c9d6c"/>
    </style:style>
    <style:style style:name="T14" style:family="text">
      <style:text-properties style:use-window-font-color="true" style:font-name="Times New Roman" officeooo:rsid="003c9d6c"/>
    </style:style>
    <style:style style:name="T15" style:family="text">
      <style:text-properties style:use-window-font-color="true" style:font-name="Times New Roman" officeooo:rsid="003c9d6c" fo:background-color="#ffffff" loext:char-shading-value="0"/>
    </style:style>
    <style:style style:name="T16" style:family="text">
      <style:text-properties officeooo:rsid="0042f57a" fo:background-color="#ffffff" loext:char-shading-value="0"/>
    </style:style>
    <style:style style:name="T17" style:family="text">
      <style:text-properties officeooo:rsid="0022f10e"/>
    </style:style>
    <style:style style:name="T18" style:family="text">
      <style:text-properties officeooo:rsid="0042f57a"/>
    </style:style>
    <style:style style:name="T19" style:family="text">
      <style:text-properties fo:language="en" fo:country="US" officeooo:rsid="0042f57a"/>
    </style:style>
    <style:style style:name="T20" style:family="text">
      <style:text-properties officeooo:rsid="00fe26bd"/>
    </style:style>
    <style:style style:name="T21" style:family="text">
      <style:text-properties fo:color="#ffffff" fo:background-color="#666666" loext:char-shading-value="0"/>
    </style:style>
    <style:style style:name="T22" style:family="text">
      <style:text-properties fo:color="#ffffff" officeooo:rsid="003bce78" fo:background-color="#666666" loext:char-shading-value="0"/>
    </style:style>
    <style:style style:name="T23" style:family="text">
      <style:text-properties fo:color="#ffffff" fo:font-weight="bold" fo:background-color="#666666" loext:char-shading-value="0" style:font-weight-asian="bold" style:font-weight-complex="bold"/>
    </style:style>
    <style:style style:name="T24" style:family="text">
      <style:text-properties officeooo:rsid="0041d328"/>
    </style:style>
    <style:style style:name="T25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27" style:family="text">
      <style:text-properties style:font-name="Times New Roman"/>
    </style:style>
    <style:style style:name="T28" style:family="text">
      <style:text-properties style:font-name="Times New Roman" officeooo:rsid="003c9d6c" fo:background-color="#ffffff" loext:char-shading-value="0"/>
    </style:style>
    <style:style style:name="T29" style:family="text">
      <style:text-properties style:font-name="Times New Roman" officeooo:rsid="003c9d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9"/>
      <text:p text:style-name="P9"/>
      <text:p text:style-name="P9"/>
      <text:p text:style-name="P9"/>
      <text:p text:style-name="P12">C<text:span text:style-name="T20">ertidão De Inscrição</text:span></text:p>
      <text:p text:style-name="P12"/>
      <text:p text:style-name="P10"><text:text-input text:description="${documentSignature.responsibleName}">${documentSignature.responsibleName}</text:text-input><text:span text:style-name="T13">, </text:span><text:span text:style-name="T13"><text:text-input text:description="${lang.pt(documentSignature.responsibleFunction)}">${lang.pt(documentSignature.responsibleFunction)}</text:text-input></text:span><text:span text:style-name="T13"> da </text:span><text:span text:style-name="T12">Faculdade de </text:span><text:span text:style-name="T1">Medicina Veterinária</text:span><text:span text:style-name="T12"> da Universidade de Lisboa,</text:span></text:p>
      <text:p text:style-name="P11"><text:span text:style-name="T29">Certifica, em face dos registos existentes nesta Faculdade, que </text:span><text:span text:style-name="T29"><text:text-input text:description="${person.name}">${person.name}</text:text-input></text:span><text:span text:style-name="T29">, </text:span><text:span text:style-name="T29"><text:text-input text:description="[#if person.female]">[#if person.female]</text:text-input></text:span><text:span text:style-name="T29">aluna</text:span><text:span text:style-name="T29"><text:text-input text:description="[#elseif person.male]">[#elseif person.male]</text:text-input></text:span><text:span text:style-name="T29">aluno</text:span><text:span text:style-name="T29"><text:text-input text:description="[/#if]">[/#if]</text:text-input></text:span><text:span text:style-name="T29"> n.º </text:span><text:span text:style-name="T29"><text:text-input text:description="${person.student.number}">${person.student.number}</text:text-input></text:span><text:span text:style-name="T29">, </text:span><text:span text:style-name="T29"><text:text-input text:description="[#if person.female]">[#if person.female]</text:text-input></text:span><text:span text:style-name="T29">nascida</text:span><text:span text:style-name="T29"><text:text-input text:description="[#elseif person.male]">[#elseif person.male]</text:text-input></text:span><text:span text:style-name="T29">nascido</text:span><text:span text:style-name="T29"><text:text-input text:description="[/#if]">[/#if]</text:text-input></text:span><text:span text:style-name="T29"> a </text:span><text:span text:style-name="T29"><text:text-input text:description="${lang.pt(dates.extendedDate(person.dateOfBirthYearMonthDay))}">${lang.pt(dates.extendedDate(person.dateOfBirthYearMonthDay))}</text:text-input></text:span><text:span text:style-name="T29">, </text:span><text:span text:style-name="T29"><text:text-input text:description="[#if person.female]">[#if person.female]</text:text-input></text:span><text:span text:style-name="T29">portadora</text:span><text:span text:style-name="T29"><text:text-input text:description="[#elseif person.male]">[#elseif person.male]</text:text-input></text:span><text:span text:style-name="T29">portador</text:span><text:span text:style-name="T29"><text:text-input text:description="[/#if]">[/#if]</text:text-input></text:span><text:span text:style-name="T29"> do</text:span><text:span text:style-name="T14"> </text:span><text:span text:style-name="T27"><text:text-input text:description="${lang.pt(person.idDocumentType.localizedNameI18N)}">${lang.pt(person.idDocumentType.localizedNameI18N)}</text:text-input></text:span><text:span text:style-name="T15"> n.º </text:span><text:span text:style-name="T27"><text:text-input text:description="${person.documentIdNumber}">${person.documentIdNumber}</text:text-input></text:span><text:span text:style-name="T29">, </text:span><text:span text:style-name="T29"><text:text-input text:description="[#if person.female]">[#if person.female]</text:text-input></text:span><text:span text:style-name="T29">filha</text:span><text:span text:style-name="T29"><text:text-input text:description="[#elseif person.male]">[#elseif person.male]</text:text-input></text:span><text:span text:style-name="T29">filho</text:span><text:span text:style-name="T29"><text:text-input text:description="[/#if]">[/#if]</text:text-input></text:span><text:span text:style-name="T29"> de </text:span><text:span text:style-name="T29"><text:text-input text:description="${person.nameOfFather}">${person.nameOfFather}</text:text-input></text:span><text:span text:style-name="T29"> e de </text:span><text:span text:style-name="T29"><text:text-input text:description="${person.nameOfMother}">${person.nameOfMother}</text:text-input></text:span><text:span text:style-name="T29">, está </text:span><text:span text:style-name="T29"><text:text-input text:description="[#if person.female]">[#if person.female]</text:text-input></text:span><text:span text:style-name="T29">inscrita</text:span><text:span text:style-name="T29"><text:text-input text:description="[#elseif person.male]">[#elseif person.male]</text:text-input></text:span><text:span text:style-name="T29">inscrito</text:span><text:span text:style-name="T29"><text:text-input text:description="[/#if]">[/#if]</text:text-input></text:span><text:span text:style-name="T29"> no Curso de </text:span><text:span text:style-name="T29"><text:text-input text:description="${lang.pt(curricularPlanInformation.degreePresentationName)}">${lang.pt(curricularPlanInformation.degreePresentationName)}</text:text-input></text:span><text:span text:style-name="T29">, </text:span><text:span text:style-name="T28">no ano </text:span><text:span text:style-name="T27">letivo de </text:span><text:span text:style-name="T27"><text:text-input text:description="${executionYearName}">${executionYearName}</text:text-input></text:span><text:span text:style-name="T27"><text:text-input text:description="[#if serviceRequest.detailed]">[#if serviceRequest.detailed]</text:text-input></text:span><text:span text:style-name="T27">, </text:span><text:span text:style-name="T27"><text:text-input text:description="[#if totalNormalEnrolments &gt; 1]">[#if totalNormalEnrolments &gt; 1]</text:text-input></text:span><text:span text:style-name="T27">nas seguintes unidades curriculares</text:span><text:span text:style-name="T27"><text:text-input text:description="[#else]">[#else]</text:text-input></text:span><text:span text:style-name="T27"> na seguinte unidade curricular</text:span><text:span text:style-name="T27"><text:text-input text:description="[/#if]">[/#if]</text:text-input></text:span><text:span text:style-name="T27">:</text:span><text:span text:style-name="T27"><text:text-input text:description="[#if !serviceRequest.detailed]">[#elseif !serviceRequest.detailed]</text:text-input></text:span><text:span text:style-name="T27">.</text:span><text:span text:style-name="T27"><text:text-input text:description="[/#if]">[/#if]</text:text-input></text:span></text:p>
      <text:p text:style-name="P13"/>
      <text:p text:style-name="P15"><text:text-input text:description="[#if serviceRequest.detailed]">[#if serviceRequest.detailed]</text:text-input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5"><text:text-input text:description="[#if totalNormalEnrolments &gt; 1]">[#if totalNormalEnrolments &gt; 1]</text:text-input><text:span text:style-name="T25">Unidades Curriculares</text:span><text:text-input text:description="[#else]">[#else]</text:text-input><text:span text:style-name="T26">Unidade Curricular</text:span><text:span text:style-name="T26"><text:initial-creator/></text:span><text:text-input text:description="[/#if]">[/#if]</text:text-input></text:p>
          </table:table-cell>
          <table:table-cell table:style-name="Table10.A1" office:value-type="string">
            <text:p text:style-name="P6">Semestre</text:p>
          </table:table-cell>
          <table:table-cell table:style-name="Table10.A1" office:value-type="string">
            <text:p text:style-name="P2">ECTS</text:p>
          </table:table-cell>
        </table:table-row>
        <table:table-row table:style-name="Table10.2">
          <table:table-cell table:style-name="Table10.A2" office:value-type="string">
            <text:p text:style-name="P7"><text:text-input text:description="@before-row[#list normalEnrolments"/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">@after-row[/#list]</text:text-input></text:p>
          </table:table-cell>
          <table:table-cell table:style-name="Table10.B2" office:value-type="string">
            <text:p text:style-name="P3"><text:text-input text:description="${enrolment.executionSemester.semester}">${enrolment.executionSemester.semester}</text:text-input></text:p>
          </table:table-cell>
          <table:table-cell table:style-name="Table10.C2" office:value-type="string">
            <text:p text:style-name="P4"><text:text-input text:description="${numbers.onePlace(enrolment.ectsCredits)}">${numbers.onePlace(enrolment.ectsCredits)}</text:text-input></text:p>
          </table:table-cell>
        </table:table-row>
      </table:table>
      <text:p text:style-name="P28"><text:span text:style-name="T21"><text:s text:c="2"/>Total UCs: </text:span><text:span text:style-name="T23"><text:text-input text:description="${totalNormalEnrolments}">${totalNormalEnrolments}</text:text-input></text:span><text:span text:style-name="T21"> <text:s/></text:span><text:s text:c="8"/><text:span text:style-name="T21"><text:s text:c="2"/></text:span><text:span text:style-name="T22">T</text:span><text:span text:style-name="T21">otal ECTS: </text:span><text:span text:style-name="T23"><text:text-input text:description="${numbers.onePlace(totalNormalECTS)}">${numbers.onePlace(totalNormalECTS)}  </text:text-input></text:span></text:p>
      <text:p text:style-name="P16"/>
      <text:p text:style-name="P17"><text:text-input text:description="[/#if]">[/#if]</text:text-input></text:p>
      <text:p text:style-name="P24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<text:span text:style-name="T3">Est</text:span><text:span text:style-name="T4">a </text:span><text:span text:style-name="T11">certidão</text:span><text:span text:style-name="T3"> </text:span><text:span text:style-name="T2">serve como comprovativo </text:span><text:span text:style-name="T5">para </text:span><text:span text:style-name="T6">efeitos</text:span><text:span text:style-name="T5"> de </text:span><text:span text:style-name="T6">Abono de Família</text:span><text:span text:style-name="T5">.</text:span><text:text-input text:description="[#elseif serviceRequest.documentPurposeTypeInstance.code == &quot;ADSE_ADM_SAD_SSMJ&quot;]">[#elseif serviceRequest.documentPurposeTypeInstance.code == "ADSE_ADM_SAD_SSMJ"]</text:text-input><text:span text:style-name="T3">Est</text:span><text:span text:style-name="T4">a </text:span><text:span text:style-name="T11">certidão</text:span><text:span text:style-name="T3"> </text:span><text:span text:style-name="T2">serve como comprovativo </text:span><text:span text:style-name="T5">para efeitos de </text:span><text:span text:style-name="T7">ADSE/</text:span><text:span text:style-name="T6">ADM/SAD/SSMJ</text:span><text:span text:style-name="T5">.</text:span><text:text-input text:description="[#elseif serviceRequest.documentPurposeTypeInstance.code == &quot;STUDY_SCHOLARSHIP&quot;]">[#elseif serviceRequest.documentPurposeTypeInstance.code == "STUDY_SCHOLARSHIP"]</text:text-input><text:span text:style-name="T3">Est</text:span><text:span text:style-name="T4">a </text:span><text:span text:style-name="T11">certidão</text:span><text:span text:style-name="T3"> </text:span><text:span text:style-name="T2">serve como comprovativo </text:span><text:span text:style-name="T5">para efeitos de </text:span><text:span text:style-name="T8">pedido de</text:span><text:span text:style-name="T5"> bolsa de estudo.</text:span><text:text-input text:description="[#elseif serviceRequest.documentPurposeTypeInstance.code == &quot;MILITARY&quot;]">[#elseif serviceRequest.documentPurposeTypeInstance.code == "MILITARY"]</text:text-input><text:span text:style-name="T3">Est</text:span><text:span text:style-name="T4">a </text:span><text:span text:style-name="T11">certidão</text:span><text:span text:style-name="T3"> </text:span><text:span text:style-name="T2">serve como comprovativo </text:span><text:span text:style-name="T5">para fins militares.</text:span><text:text-input text:description="[#elseif serviceRequest.documentPurposeTypeInstance.code == &quot;PROFESSIONAL&quot;]">[#elseif serviceRequest.documentPurposeTypeInstance.code == "PROFESSIONAL"]</text:text-input><text:span text:style-name="T3">Est</text:span><text:span text:style-name="T4">a </text:span><text:span text:style-name="T11">certidão</text:span><text:span text:style-name="T3"> </text:span><text:span text:style-name="T2">serve como comprovativo </text:span><text:span text:style-name="T5">para fins profissionais.</text:span><text:text-input text:description="[#elseif serviceRequest.documentPurposeTypeInstance.code == &quot;IRS&quot;]">[#elseif serviceRequest.documentPurposeTypeInstance.code == "IRS"]</text:text-input><text:span text:style-name="T3">Est</text:span><text:span text:style-name="T4">a </text:span><text:span text:style-name="T11">certidão</text:span><text:span text:style-name="T3"> </text:span><text:span text:style-name="T2">serve como comprovativo </text:span><text:span text:style-name="T5">para efeitos de IRS.</text:span><text:text-input text:description="[#elseif serviceRequest.documentPurposeTypeInstance.code == &quot;PPRE&quot;]">[#elseif serviceRequest.documentPurposeTypeInstance.code == "PPRE"]</text:text-input><text:span text:style-name="T3">Est</text:span><text:span text:style-name="T4">a </text:span><text:span text:style-name="T11">certidão</text:span><text:span text:style-name="T3"> </text:span><text:span text:style-name="T2">serve como comprovativo </text:span><text:span text:style-name="T5">para </text:span><text:span text:style-name="T9">efeitos</text:span><text:span text:style-name="T5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3">Est</text:span><text:span text:style-name="T4">a </text:span><text:span text:style-name="T11">certidão</text:span><text:span text:style-name="T3"> </text:span><text:span text:style-name="T2">serve como comprovativo </text:span><text:span text:style-name="T5">para </text:span><text:span text:style-name="T6">efeitos</text:span><text:span text:style-name="T5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3">Est</text:span><text:span text:style-name="T4">a </text:span><text:span text:style-name="T11">certidão</text:span><text:span text:style-name="T3"> </text:span><text:span text:style-name="T2">serve como comprovativo </text:span><text:span text:style-name="T5">para efeitos de Segurança Social.</text:span><text:text-input text:description="[#elseif serviceRequest.documentPurposeTypeInstance.code == &quot;SCHOOL_INSURANCE&quot;]">[#elseif serviceRequest.documentPurposeTypeInstance.code == "SCHOOL_INSURANCE"]</text:text-input><text:span text:style-name="T10">Declara-se que o aluno se encontra abrangido pelo seguro escolar, através da apólice n.º XXXXXXX.</text:span><text:text-input text:description="[#elseif serviceRequest.documentPurposeTypeInstance.code == &quot;SUB23&quot;]">[#elseif serviceRequest.documentPurposeTypeInstance.code == "SUB23"]</text:text-input><text:span text:style-name="T3">Est</text:span><text:span text:style-name="T4">a </text:span><text:span text:style-name="T11">certidão</text:span><text:span text:style-name="T3"> </text:span><text:span text:style-name="T2">serve como comprovativo </text:span><text:span text:style-name="T5">para efeitos de </text:span><text:span text:style-name="T6">acesso ao passe «sub23@superior.tp»</text:span><text:span text:style-name="T5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25"/>
      <text:p text:style-name="P22"><text:text-input text:description="[/#if]">[/#if]</text:text-input></text:p>
      <text:p text:style-name="P21">O presente certificado é emitido em conformidade com o disposto no Decreto-Lei n.º 266-E/2012, de 31 de dezembro, e demais disposições legais em vigor, sendo firmado com o selo branco em uso nesta Faculdade.</text:p>
      <text:p text:style-name="P26"/>
      <text:p text:style-name="P18"/>
      <text:p text:style-name="P19"><text:span text:style-name="T12">Faculdade de </text:span><text:span text:style-name="T1">Medicina Veterinária</text:span><text:span text:style-name="T12"> da Universidade de Lisboa</text:span><text:span text:style-name="T18">, em </text:span><text:span text:style-name="T19"><text:text-input text:description="${lang.pt(dates.extendedDate(localizedDate.nowDate()))}">${lang.pt(dates.extendedDate(localizedDate.nowDate()))}</text:text-input></text:span><text:span text:style-name="T16">.</text:span></text:p>
      <text:p text:style-name="P20"/>
      <text:p text:style-name="P31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7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33"><text:text-input text:description="[#if hasPricetag]">[#if hasPricetag]</text:text-input></text:p>
            <text:p text:style-name="P38"><text:span text:style-name="T17">Emolumento: </text:span><text:text-input text:description="${money.total(serviceRequestPrice)}">${money.total(serviceRequestPrice)}</text:text-input></text:p>
            <text:p text:style-name="P34"><text:text-input text:description="[/#if]">[/#if]</text:text-input></text:p>
          </table:table-cell>
          <table:table-cell table:style-name="Table1.A2" office:value-type="string">
            <text:p text:style-name="P35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36"><text:text-input text:description="${documentSignature.responsibleName}">${documentSignature.responsibleName}</text:text-input>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03T18:54:33.107578950</dc:date>
    <meta:editing-duration>PT1H13M34S</meta:editing-duration>
    <meta:editing-cycles>49</meta:editing-cycles>
    <meta:generator>LibreOffice/4.2.8.2$Linux_X86_64 LibreOffice_project/420m0$Build-2</meta:generator>
    <meta:document-statistic meta:table-count="2" meta:image-count="0" meta:object-count="0" meta:page-count="2" meta:paragraph-count="22" meta:word-count="510" meta:character-count="4042" meta:non-whitespace-character-count="3749"/>
  </office:meta>
</office:document-meta>
</file>